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ersonlig" style:family="table" style:master-page-name="">
      <style:table-properties style:width="7.75in" style:page-number="0" table:align="margins"/>
    </style:style>
    <style:style style:name="Personlig.A" style:family="table-column">
      <style:table-column-properties style:column-width="1.9688in" style:rel-column-width="16648*"/>
    </style:style>
    <style:style style:name="Personlig.B" style:family="table-column">
      <style:table-column-properties style:column-width="3.7813in" style:rel-column-width="31974*"/>
    </style:style>
    <style:style style:name="Personlig.C" style:family="table-column">
      <style:table-column-properties style:column-width="2in" style:rel-column-width="16913*"/>
    </style:style>
    <style:style style:name="Personlig.A1" style:family="table-cell">
      <style:table-cell-properties fo:padding="0.0382in" fo:border="none"/>
    </style:style>
    <style:style style:name="utdanning" style:family="table">
      <style:table-properties style:width="7.7521in" fo:margin-left="0in" fo:margin-right="-0.0021in" table:align="margins"/>
    </style:style>
    <style:style style:name="utdanning.A" style:family="table-column">
      <style:table-column-properties style:column-width="1.5153in" style:rel-column-width="12811*"/>
    </style:style>
    <style:style style:name="utdanning.B" style:family="table-column">
      <style:table-column-properties style:column-width="6.2368in" style:rel-column-width="52724*"/>
    </style:style>
    <style:style style:name="utdanning.A1" style:family="table-cell">
      <style:table-cell-properties fo:background-color="transparent" fo:padding="0.0382in" fo:border="none">
        <style:background-image/>
      </style:table-cell-properties>
    </style:style>
    <style:style style:name="utdanning.B1" style:family="table-cell">
      <style:table-cell-properties fo:padding="0.0382in" fo:border="none"/>
    </style:style>
    <style:style style:name="utdanning.2" style:family="table-row">
      <style:table-row-properties style:min-row-height="0.2521in"/>
    </style:style>
    <style:style style:name="Jobberfaring" style:family="table">
      <style:table-properties style:width="7.7521in" fo:margin-left="0in" fo:margin-right="-0.0021in" table:align="margins"/>
    </style:style>
    <style:style style:name="Jobberfaring.A" style:family="table-column">
      <style:table-column-properties style:column-width="1.5153in" style:rel-column-width="12811*"/>
    </style:style>
    <style:style style:name="Jobberfaring.B" style:family="table-column">
      <style:table-column-properties style:column-width="6.2368in" style:rel-column-width="52724*"/>
    </style:style>
    <style:style style:name="Jobberfaring.A1" style:family="table-cell">
      <style:table-cell-properties fo:background-color="transparent" fo:padding="0.0382in" fo:border="none">
        <style:background-image/>
      </style:table-cell-properties>
    </style:style>
    <style:style style:name="Jobberfaring.B1" style:family="table-cell">
      <style:table-cell-properties fo:padding="0.0382in" fo:border="none"/>
    </style:style>
    <style:style style:name="gen_5f_erfaring" style:display-name="gen_erfaring" style:family="table">
      <style:table-properties style:width="7.7417in" fo:margin-left="0.0104in" fo:margin-right="-0.0021in" table:align="margins"/>
    </style:style>
    <style:style style:name="gen_5f_erfaring.A" style:display-name="gen_erfaring.A" style:family="table-column">
      <style:table-column-properties style:column-width="1.5in" style:rel-column-width="12697*"/>
    </style:style>
    <style:style style:name="gen_5f_erfaring.B" style:display-name="gen_erfaring.B" style:family="table-column">
      <style:table-column-properties style:column-width="6.2417in" style:rel-column-width="52838*"/>
    </style:style>
    <style:style style:name="gen_5f_erfaring.A1" style:display-name="gen_erfaring.A1" style:family="table-cell">
      <style:table-cell-properties fo:padding="0.0382in" fo:border="none"/>
    </style:style>
    <style:style style:name="gen_5f_erfaring.5" style:display-name="gen_erfaring.5" style:family="table-row">
      <style:table-row-properties style:min-row-height="0.1465in"/>
    </style:style>
    <style:style style:name="Datakunnskaper" style:family="table">
      <style:table-properties style:width="7.7521in" fo:margin-left="0in" fo:margin-right="-0.0021in" table:align="margins"/>
    </style:style>
    <style:style style:name="Datakunnskaper.A" style:family="table-column">
      <style:table-column-properties style:column-width="1.5153in" style:rel-column-width="12811*"/>
    </style:style>
    <style:style style:name="Datakunnskaper.B" style:family="table-column">
      <style:table-column-properties style:column-width="6.2368in" style:rel-column-width="52724*"/>
    </style:style>
    <style:style style:name="Datakunnskaper.A1" style:family="table-cell">
      <style:table-cell-properties fo:padding="0.0382in" fo:border="none"/>
    </style:style>
    <style:style style:name="Språk" style:family="table">
      <style:table-properties style:width="7.7521in" fo:margin-left="0in" fo:margin-right="-0.0021in" table:align="margins"/>
    </style:style>
    <style:style style:name="Språk.A" style:family="table-column">
      <style:table-column-properties style:column-width="1.5313in" style:rel-column-width="12944*"/>
    </style:style>
    <style:style style:name="Språk.B" style:family="table-column">
      <style:table-column-properties style:column-width="6.2208in" style:rel-column-width="52591*"/>
    </style:style>
    <style:style style:name="Språk.A1" style:family="table-cell">
      <style:table-cell-properties fo:padding="0.0382in" fo:border="none"/>
    </style:style>
    <style:style style:name="Interesser" style:family="table">
      <style:table-properties style:width="7.7521in" fo:margin-left="0in" fo:margin-right="-0.0021in" table:align="margins"/>
    </style:style>
    <style:style style:name="Interesser.A" style:family="table-column">
      <style:table-column-properties style:column-width="1.5153in" style:rel-column-width="12811*"/>
    </style:style>
    <style:style style:name="Interesser.B" style:family="table-column">
      <style:table-column-properties style:column-width="6.2368in" style:rel-column-width="52724*"/>
    </style:style>
    <style:style style:name="Interesser.A1" style:family="table-cell">
      <style:table-cell-properties fo:padding="0.0382in" fo:border="none"/>
    </style:style>
    <style:style style:name="Referanser" style:family="table">
      <style:table-properties style:width="7.7521in" fo:margin-left="0in" fo:margin-right="-0.0021in" table:align="margins"/>
    </style:style>
    <style:style style:name="Referanser.A" style:family="table-column">
      <style:table-column-properties style:column-width="1.5153in" style:rel-column-width="2182*"/>
    </style:style>
    <style:style style:name="Referanser.B" style:family="table-column">
      <style:table-column-properties style:column-width="6.2368in" style:rel-column-width="8981*"/>
    </style:style>
    <style:style style:name="Referanser.1" style:family="table-row"/>
    <style:style style:name="Referanser.A1" style:family="table-cell">
      <style:table-cell-properties fo:padding="0.0382in" fo:border="none"/>
    </style:style>
    <style:style style:name="P1" style:family="paragraph" style:parent-style-name="Table_20_Contents">
      <style:text-properties fo:font-size="12pt" style:font-size-asian="12pt" style:font-size-complex="12pt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font-size="11pt" style:font-size-asian="11pt" style:font-weight-asian="normal" style:font-size-complex="11pt" style:font-weight-complex="normal"/>
    </style:style>
    <style:style style:name="P5" style:family="paragraph" style:parent-style-name="Table_20_Contents">
      <style:text-properties fo:font-size="11pt" style:font-size-asian="11pt" style:font-size-complex="11pt"/>
    </style:style>
    <style:style style:name="P6" style:family="paragraph" style:parent-style-name="Table_20_Contents">
      <style:text-properties fo:font-size="11pt" fo:font-weight="normal" style:font-size-asian="11pt" style:font-weight-asian="normal" style:font-size-complex="11pt" style:font-weight-complex="normal"/>
    </style:style>
    <style:style style:name="P7" style:family="paragraph" style:parent-style-name="Text_20_body">
      <style:paragraph-properties fo:margin-top="0in" fo:margin-bottom="0.0402in"/>
    </style:style>
    <style:style style:name="P8" style:family="paragraph" style:parent-style-name="Text_20_body">
      <style:paragraph-properties fo:margin-top="0in" fo:margin-bottom="0in" fo:background-color="transparent" style:shadow="none">
        <style:background-image/>
      </style:paragraph-properties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Heading_20_2">
      <style:paragraph-properties fo:margin-top="0.0701in" fo:margin-bottom="0in" fo:padding="0in" fo:border-left="none" fo:border-right="none" fo:border-top="none" fo:border-bottom="0.0071in solid #808080" style:shadow="none"/>
      <style:text-properties fo:font-size="12pt" style:font-size-asian="12pt" style:font-size-complex="12pt"/>
    </style:style>
    <style:style style:name="P11" style:family="paragraph" style:parent-style-name="Heading_20_1">
      <style:paragraph-properties fo:margin-top="0.0098in" fo:margin-bottom="0.0799in" fo:text-align="center" style:justify-single-word="false"/>
      <style:text-properties fo:font-size="18pt" style:font-size-asian="18pt" style:font-size-complex="18pt"/>
    </style:style>
    <style:style style:name="P12" style:family="paragraph" style:parent-style-name="Table_20_Contents">
      <style:paragraph-properties fo:text-align="end" style:justify-single-word="false"/>
    </style:style>
    <style:style style:name="P13" style:family="paragraph" style:parent-style-name="Table_20_Contents" style:list-style-name="L1">
      <style:paragraph-properties fo:text-align="end" style:justify-single-word="false"/>
    </style:style>
    <style:style style:name="P14" style:family="paragraph" style:parent-style-name="Table_20_Contents">
      <style:text-properties fo:font-size="11pt" style:font-size-asian="11pt" style:font-size-complex="11pt"/>
    </style:style>
    <style:style style:name="P15" style:family="paragraph" style:parent-style-name="Heading_20_3">
      <style:paragraph-properties fo:margin-top="0.0701in" fo:margin-bottom="0in">
        <style:tab-stops>
          <style:tab-stop style:position="0.3335in"/>
        </style:tab-stops>
      </style:paragraph-properties>
      <style:text-properties fo:font-size="14pt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Curriculum Vitae</text:h>
      <text:h text:style-name="P15" text:outline-level="3">Anders Moen Garmo</text:h>
      <table:table table:name="Personlig" table:style-name="Personlig">
        <table:table-column table:style-name="Personlig.A"/>
        <table:table-column table:style-name="Personlig.B"/>
        <table:table-column table:style-name="Personlig.C"/>
        <table:table-row>
          <table:table-cell table:style-name="Personlig.A1" office:value-type="string">
            <text:p text:style-name="Table_20_Contents">Eirik Jarls gate 2</text:p>
          </table:table-cell>
          <table:table-cell table:style-name="Personlig.A1" office:value-type="string">
            <text:p text:style-name="Table_20_Contents"/>
          </table:table-cell>
          <table:table-cell table:style-name="Personlig.A1" office:value-type="string">
            <text:p text:style-name="Table_20_Contents">Tlf: 416 11 272</text:p>
          </table:table-cell>
        </table:table-row>
        <table:table-row>
          <table:table-cell table:style-name="Personlig.A1" office:value-type="string">
            <text:p text:style-name="Table_20_Contents">7030 Trondheim</text:p>
          </table:table-cell>
          <table:table-cell table:style-name="Personlig.A1" office:value-type="string">
            <text:p text:style-name="Table_20_Contents"/>
          </table:table-cell>
          <table:table-cell table:style-name="Personlig.A1" office:value-type="string">
            <text:p text:style-name="Table_20_Contents">E-post: agarmo@gmail.com</text:p>
          </table:table-cell>
        </table:table-row>
        <table:table-row>
          <table:table-cell table:style-name="Personlig.A1" office:value-type="string">
            <text:p text:style-name="P8">Født: 16.12.1983</text:p>
            <text:p text:style-name="P7">Sivil status: Ugift</text:p>
          </table:table-cell>
          <table:table-cell table:style-name="Personlig.A1" office:value-type="string">
            <text:p text:style-name="Table_20_Contents"/>
          </table:table-cell>
          <table:table-cell table:style-name="Personlig.A1" office:value-type="string">
            <text:p text:style-name="Table_20_Contents"/>
          </table:table-cell>
        </table:table-row>
      </table:table>
      <text:h text:style-name="Heading_20_2" text:outline-level="2">Utdanning:</text:h>
      <table:table table:name="utdanning" table:style-name="utdanning">
        <table:table-column table:style-name="utdanning.A"/>
        <table:table-column table:style-name="utdanning.B"/>
        <table:table-row>
          <table:table-cell table:style-name="utdanning.A1" office:value-type="string">
            <text:p text:style-name="Table_20_Contents">2004 - 2010</text:p>
          </table:table-cell>
          <table:table-cell table:style-name="utdanning.B1" office:value-type="string">
            <text:p text:style-name="P2">Norges Teknisk-Naturvitenskapelige Universitet(NTNU).<text:span text:style-name="T1"> Sivilingeniørstudiet i Teknisk Kybernetikk, med spesialisering innen Reguleringsteknikk og Marin Kybernetikk.</text:span></text:p>
          </table:table-cell>
        </table:table-row>
        <table:table-row table:style-name="utdanning.2">
          <table:table-cell table:style-name="utdanning.B1" office:value-type="string">
            <text:p text:style-name="Table_20_Contents">1999-2002</text:p>
          </table:table-cell>
          <table:table-cell table:style-name="utdanning.B1" office:value-type="string">
            <text:p text:style-name="P2">Bø Vidaregåande Skule.<text:span text:style-name="T1"> Almenfag, realfag spesialisering.</text:span></text:p>
          </table:table-cell>
        </table:table-row>
      </table:table>
      <text:h text:style-name="P10" text:outline-level="2">Jobberfaring:</text:h>
      <table:table table:name="Jobberfaring" table:style-name="Jobberfaring">
        <table:table-column table:style-name="Jobberfaring.A"/>
        <table:table-column table:style-name="Jobberfaring.B"/>
        <table:table-row>
          <table:table-cell table:style-name="Jobberfaring.A1" office:value-type="string">
            <text:p text:style-name="Table_20_Contents">06.2009-09.2009</text:p>
          </table:table-cell>
          <table:table-cell table:style-name="Jobberfaring.B1" office:value-type="string">
            <text:p text:style-name="P9">Scana Mar-El a/s.<text:span text:style-name="T1"> Sommerjobb som utvikler på det maritime kontroll- og Joystick-systemet Marco V.</text:span></text:p>
          </table:table-cell>
        </table:table-row>
        <table:table-row>
          <table:table-cell table:style-name="Jobberfaring.A1" office:value-type="string">
            <text:p text:style-name="Table_20_Contents">06.2003-08.2008</text:p>
          </table:table-cell>
          <table:table-cell table:style-name="Jobberfaring.B1" office:value-type="string">
            <text:p text:style-name="P2">E. Århus a/s.<text:span text:style-name="T1"> Distribusjon av meieriprodukter for TINE i innleiefirma E. Århus A/S. Jobbet fulltid fra 06.2003-08.2004, deretter sommerjobb og ferievikar fram til og med august 2008.</text:span></text:p>
          </table:table-cell>
        </table:table-row>
        <table:table-row>
          <table:table-cell table:style-name="Jobberfaring.B1" office:value-type="string">
            <text:p text:style-name="Table_20_Contents">06.2002-08.2002</text:p>
          </table:table-cell>
          <table:table-cell table:style-name="Jobberfaring.B1" office:value-type="string">
            <text:p text:style-name="P2">Sande Paper Mill a/s:<text:span text:style-name="T1"> Jobbet som ferievikar en sommer ved rullemaskinen.</text:span></text:p>
          </table:table-cell>
        </table:table-row>
        <table:table-row>
          <table:table-cell table:style-name="Jobberfaring.B1" office:value-type="string">
            <text:p text:style-name="Table_20_Contents">06.1998-06.2002</text:p>
          </table:table-cell>
          <table:table-cell table:style-name="Jobberfaring.B1" office:value-type="string">
            <text:p text:style-name="P2">Moen Gård:<text:span text:style-name="T1"> Jobbet som gårdsavløser og malerhjelp i sommerferiene. Gårdsavløser i helger utenom ferier.</text:span></text:p>
          </table:table-cell>
        </table:table-row>
      </table:table>
      <text:h text:style-name="P10" text:outline-level="2">Annen erfaring:</text:h>
      <table:table table:name="gen_erfaring" table:style-name="gen_5f_erfaring">
        <table:table-column table:style-name="gen_5f_erfaring.A"/>
        <table:table-column table:style-name="gen_5f_erfaring.B"/>
        <table:table-row>
          <table:table-cell table:style-name="gen_5f_erfaring.A1" office:value-type="string">
            <text:p text:style-name="Table_20_Contents">08.2008-05.2010</text:p>
          </table:table-cell>
          <table:table-cell table:style-name="gen_5f_erfaring.A1" office:value-type="string">
            <text:p text:style-name="P2">Studentveileder, <text:span text:style-name="T2">Datastyring/Kybernetikk Introduksjon, Lineær Systemteori, Reguleringsteknikk og Sanntidsprogrammering</text:span></text:p>
          </table:table-cell>
        </table:table-row>
        <table:table-row>
          <table:table-cell table:style-name="gen_5f_erfaring.A1" table:number-columns-spanned="2" office:value-type="string">
            <text:h text:style-name="Heading_20_2" text:outline-level="2">Frivillige verv:</text:h>
          </table:table-cell>
          <table:covered-table-cell/>
        </table:table-row>
        <table:table-row>
          <table:table-cell table:style-name="gen_5f_erfaring.A1" office:value-type="string">
            <text:p text:style-name="Table_20_Contents">03.2009 - 01.2011</text:p>
          </table:table-cell>
          <table:table-cell table:style-name="gen_5f_erfaring.A1" office:value-type="string">
            <text:p text:style-name="P2">Teknisk Virksomhetskontakt Gjengsekretariatet, <text:span text:style-name="T2">Studentersamfundet i Trondhjem. </text:span></text:p>
          </table:table-cell>
        </table:table-row>
        <table:table-row>
          <table:table-cell table:style-name="gen_5f_erfaring.A1" office:value-type="string">
            <text:p text:style-name="Table_20_Contents">01.2007 - 01.2008</text:p>
          </table:table-cell>
          <table:table-cell table:style-name="gen_5f_erfaring.A1" office:value-type="string">
            <text:p text:style-name="P2"><text:span text:style-name="T4">Leder for Videokomiteen,</text:span><text:span text:style-name="T2"> Studentersamfundet i Trondhjem.</text:span><text:span text:style-name="T1"> </text:span></text:p>
          </table:table-cell>
        </table:table-row>
        <table:table-row table:style-name="gen_5f_erfaring.5">
          <table:table-cell table:style-name="gen_5f_erfaring.A1" office:value-type="string">
            <text:p text:style-name="Table_20_Contents">02.2005 - 12.2005</text:p>
          </table:table-cell>
          <table:table-cell table:style-name="gen_5f_erfaring.A1" office:value-type="string">
            <text:p text:style-name="P2"><text:span text:style-name="T4">Layoutmedarbeider,</text:span><text:span text:style-name="T2"> Kolleksjon og Layout, UKA-05</text:span><text:span text:style-name="T3">. </text:span></text:p>
          </table:table-cell>
        </table:table-row>
      </table:table>
      <text:h text:style-name="P10" text:outline-level="2">Datakunnskaper:</text:h>
      <table:table table:name="Datakunnskaper" table:style-name="Datakunnskaper">
        <table:table-column table:style-name="Datakunnskaper.A"/>
        <table:table-column table:style-name="Datakunnskaper.B"/>
        <table:table-row>
          <table:table-cell table:style-name="Datakunnskaper.A1" office:value-type="string">
            <text:p text:style-name="P1"/>
          </table:table-cell>
          <table:table-cell table:style-name="Datakunnskaper.A1" office:value-type="string">
            <text:p text:style-name="P1">Gode kunnskaper i C/C++, Sanntids C og POSIX, Java, Matlab/Simulink, UML, Ada, LaTeX og UNIX.</text:p>
          </table:table-cell>
        </table:table-row>
      </table:table>
      <text:h text:style-name="Heading_20_2" text:outline-level="2">Språk:</text:h>
      <table:table table:name="Språk" table:style-name="Språk">
        <table:table-column table:style-name="Språk.A"/>
        <table:table-column table:style-name="Språk.B"/>
        <table:table-row>
          <table:table-cell table:style-name="Språk.A1" office:value-type="string">
            <text:p text:style-name="Table_20_Contents">Engelsk</text:p>
          </table:table-cell>
          <table:table-cell table:style-name="Språk.A1" office:value-type="string">
            <text:p text:style-name="Table_20_Contents">Svært god skriftlig og muntlig</text:p>
          </table:table-cell>
        </table:table-row>
        <table:table-row>
          <table:table-cell table:style-name="Språk.A1" office:value-type="string">
            <text:p text:style-name="Table_20_Contents">Fransk</text:p>
          </table:table-cell>
          <table:table-cell table:style-name="Språk.A1" office:value-type="string">
            <text:p text:style-name="Table_20_Contents">Noe kjennskap skriftlig og muntlig</text:p>
          </table:table-cell>
        </table:table-row>
      </table:table>
      <text:h text:style-name="P10" text:outline-level="2">Interesser:</text:h>
      <table:table table:name="Interesser" table:style-name="Interesser">
        <table:table-column table:style-name="Interesser.A"/>
        <table:table-column table:style-name="Interesser.B"/>
        <table:table-row>
          <table:table-cell table:style-name="Interesser.A1" office:value-type="string">
            <text:p text:style-name="Table_20_Contents"/>
          </table:table-cell>
          <table:table-cell table:style-name="Interesser.A1" office:value-type="string">
            <text:p text:style-name="Table_20_Contents">Musikk, film, foto, friluftsliv, klatring og buldring.</text:p>
          </table:table-cell>
        </table:table-row>
      </table:table>
      <text:h text:style-name="P10" text:outline-level="2">Referanser:</text:h>
      <table:table table:name="Referanser" table:style-name="Referanser">
        <table:table-column table:style-name="Referanser.A"/>
        <table:table-column table:style-name="Referanser.B"/>
        <table:table-row table:style-name="Referanser.1">
          <table:table-cell table:style-name="Referanser.A1" office:value-type="string">
            <text:list xml:id="list291155803" text:style-name="L1">
              <text:list-header>
                <text:p text:style-name="P13"/>
              </text:list-header>
            </text:list>
          </table:table-cell>
          <table:table-cell table:style-name="Referanser.A1" office:value-type="string">
            <text:p text:style-name="P3">Raine Cato Nilsen, <text:span text:style-name="T1">Leder Gjengsekretariatet, Studentersamfundet i Trondhjem.</text:span></text:p>
            <text:p text:style-name="P6">Tlf: 900 65 867</text:p>
          </table:table-cell>
        </table:table-row>
        <table:table-row table:style-name="Referanser.1">
          <table:table-cell table:style-name="Referanser.A1" office:value-type="string">
            <text:list xml:id="list161478998" text:continue-numbering="true" text:style-name="L1">
              <text:list-header>
                <text:p text:style-name="P13"/>
              </text:list-header>
            </text:list>
          </table:table-cell>
          <table:table-cell table:style-name="Referanser.A1" office:value-type="string">
            <text:p text:style-name="P3">Odd Arne Gaarder, <text:span text:style-name="T1">Marked- og</text:span> <text:span text:style-name="T1">Teknisk Sjef, Scana Mar-El a/s, 3880 Dalen</text:span></text:p>
            <text:p text:style-name="P4">Tlf: 908 91 398</text:p>
          </table:table-cell>
        </table:table-row>
        <table:table-row table:style-name="Referanser.1">
          <table:table-cell table:style-name="Referanser.A1" office:value-type="string">
            <text:p text:style-name="P12"/>
          </table:table-cell>
          <table:table-cell table:style-name="Referanser.A1" office:value-type="string">
            <text:p text:style-name="P5"><text:span text:style-name="T5">Karl Steinar Århus</text:span>, Tidligere daglig leder, E. Århus a/s, 3830 Ulefoss. </text:p>
            <text:p text:style-name="P5">Tlf: 971 19 666</text:p>
          </table:table-cell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" fo:font-size="12pt" fo:language="nb" fo:country="NO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top="0.0701in" fo:margin-bottom="0in" style:page-number="auto" fo:background-color="#c0c0c0" fo:padding="0in" fo:border-left="none" fo:border-right="none" fo:border-top="none" fo:border-bottom="0.0071in solid #808080" style:shadow="none">
        <style:tab-stops/>
        <style:background-image/>
      </style:paragraph-properties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background-color="transparent" fo:padding="0in" fo:border-left="none" fo:border-right="none" fo:border-top="none" fo:border-bottom="0.0071in solid #808080" style:shadow="none"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0102in" fo:margin-bottom="0.1354in" fo:margin-left="0.3957in" fo:margin-right="0.3543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8-03-23T14:13:27</meta:creation-date>
    <dc:date>2010-05-18T14:47:55</dc:date>
    <meta:editing-cycles>61</meta:editing-cycles>
    <meta:editing-duration>PT06H21M30S</meta:editing-duration>
    <meta:document-statistic meta:table-count="8" meta:image-count="0" meta:object-count="0" meta:page-count="2" meta:paragraph-count="48" meta:word-count="238" meta:character-count="1845"/>
    <meta:user-defined meta:name="Info 1"/>
    <meta:user-defined meta:name="Info 2"/>
    <meta:user-defined meta:name="Info 3"/>
    <meta:user-defined meta:name="Info 4"/>
  </office:meta>
</office:document-meta>
</file>